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Table_20_Contents">
      <style:text-properties officeooo:rsid="001154cc" officeooo:paragraph-rsid="001154cc"/>
    </style:style>
    <style:style style:name="P17" style:family="paragraph" style:parent-style-name="Table_20_Contents">
      <style:text-properties officeooo:rsid="001485ee" officeooo:paragraph-rsid="001485ee"/>
    </style:style>
    <style:style style:name="P18" style:family="paragraph" style:parent-style-name="Standard">
      <style:text-properties officeooo:rsid="00017469" officeooo:paragraph-rsid="00017469"/>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467"/>
    </style:style>
    <style:style style:name="T11" style:family="text">
      <style:text-properties officeooo:rsid="00172a55"/>
    </style:style>
    <style:style style:name="T12" style:family="text">
      <style:text-properties officeooo:rsid="0018a8ef"/>
    </style:style>
    <style:style style:name="T13" style:family="text">
      <style:text-properties officeooo:rsid="001ba0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1">A) </text:span>navigation <text:span text:style-name="T10">(carte stratégique)</text:span></text:p>
      <text:p text:style-name="P1">- <text:span text:style-name="T11">B) Marine Royale (jours d’avance)</text:span></text:p>
      <text:p text:style-name="P1">- <text:span text:style-name="T11">C) </text:span>combat</text:p>
      <text:p text:style-name="P1">- <text:span text:style-name="T11">D) </text:span>systemes du vaisseau</text:p>
      <text:p text:style-name="P1">- <text:span text:style-name="T11">E) </text:span>commerce : <text:span text:style-name="T3">marchandises</text:span> <text:span text:style-name="T3">(</text:span>peche, <text:span text:style-name="T3">or, </text:span>...<text:span text:style-name="T3">)</text:span></text:p>
      <text:p text:style-name="P1">- <text:span text:style-name="T11">F) </text:span>équipage</text:p>
      <text:p text:style-name="P1">- <text:span text:style-name="T11">G) fidélité</text:span></text:p>
      <text:p text:style-name="P1">- <text:span text:style-name="T11">H) </text:span>ressources : poissons, <text:span text:style-name="T11">or, mécha, fidélité, jours d’avance</text:span></text:p>
      <text:p text:style-name="P1">- <text:span text:style-name="T11">I) inondation des salles</text:span></text:p>
      <text:p text:style-name="P1">- <text:span text:style-name="T11">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12">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3">système informatique (contrôle des portes)</text:span></text:p>
      <text:p text:style-name="P1"/>
      <text:p text:style-name="P14">Type:</text:p>
      <text:p text:style-name="P14"/>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text:soft-page-break/>- pirate : coûte de l’or et de la nourriture, très bon, très fidèle tant qu’il est payé</text:p>
      <text:p text:style-name="P10">-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6"/>
          </table:table-cell>
          <table:table-cell table:style-name="Tableau1.A1" office:value-type="string">
            <text:p text:style-name="P16">Coût en nourriture</text:p>
          </table:table-cell>
          <table:table-cell table:style-name="Tableau1.A1" office:value-type="string">
            <text:p text:style-name="P16">Coût en Or</text:p>
          </table:table-cell>
          <table:table-cell table:style-name="Tableau1.A1" office:value-type="string">
            <text:p text:style-name="P16">Coût en pièces mécaniques</text:p>
          </table:table-cell>
          <table:table-cell table:style-name="Tableau1.A1" office:value-type="string">
            <text:p text:style-name="P16">Efficacité</text:p>
          </table:table-cell>
          <table:table-cell table:style-name="Tableau1.A1" office:value-type="string">
            <text:p text:style-name="P16">Peut se revendre contre de l’Or</text:p>
          </table:table-cell>
          <table:table-cell table:style-name="Tableau1.G1" office:value-type="string">
            <text:p text:style-name="P17">Module requis</text:p>
          </table:table-cell>
        </table:table-row>
        <table:table-row>
          <table:table-cell table:style-name="Tableau1.A2" office:value-type="string">
            <text:p text:style-name="P16">Pirate</text:p>
          </table:table-cell>
          <table:table-cell table:style-name="Tableau1.A2" office:value-type="string">
            <text:p text:style-name="P16">2</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2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Civil</text:p>
          </table:table-cell>
          <table:table-cell table:style-name="Tableau1.A2" office:value-type="string">
            <text:p text:style-name="P16">2</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Esclave</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5%</text:p>
          </table:table-cell>
          <table:table-cell table:style-name="Tableau1.A2" office:value-type="string">
            <text:p text:style-name="P16">oui</text:p>
          </table:table-cell>
          <table:table-cell table:style-name="Tableau1.G2" office:value-type="string">
            <text:p text:style-name="P17">Crew quarter</text:p>
          </table:table-cell>
        </table:table-row>
        <table:table-row>
          <table:table-cell table:style-name="Tableau1.A2" office:value-type="string">
            <text:p text:style-name="P16">Mecha</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text:p>
          </table:table-cell>
          <table:table-cell table:style-name="Tableau1.A2" office:value-type="string">
            <text:p text:style-name="P16">15%</text:p>
          </table:table-cell>
          <table:table-cell table:style-name="Tableau1.A2" office:value-type="string">
            <text:p text:style-name="P16">oui</text:p>
          </table:table-cell>
          <table:table-cell table:style-name="Tableau1.G2" office:value-type="string">
            <text:p text:style-name="P17">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text:soft-page-break/>-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04T00:24:47.909000000</dc:date>
    <meta:editing-duration>PT35M25S</meta:editing-duration>
    <meta:editing-cycles>20</meta:editing-cycles>
    <meta:document-statistic meta:table-count="1" meta:image-count="0" meta:object-count="0" meta:page-count="4" meta:paragraph-count="126" meta:word-count="844" meta:character-count="4731" meta:non-whitespace-character-count="4012"/>
  </office:meta>
</office:document-meta>
</file>